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3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/>
      <table:table table:name="Measles" table:style-name="ta1"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tudy_type</text:p>
          </table:table-cell>
          <table:table-cell office:value-type="string" calcext:value-type="string">
            <text:p>peerrev</text:p>
          </table:table-cell>
          <table:table-cell office:value-type="string" calcext:value-type="string">
            <text:p>retrospective</text:p>
          </table:table-cell>
          <table:table-cell office:value-type="string" calcext:value-type="string">
            <text:p>Children &lt;12 mo</text:p>
          </table:table-cell>
          <table:table-cell office:value-type="string" calcext:value-type="string">
            <text:p>drugcomp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numpat</text:p>
          </table:table-cell>
          <table:table-cell office:value-type="string" calcext:value-type="string">
            <text:p>efficacy</text:p>
          </table:table-cell>
          <table:table-cell office:value-type="string" calcext:value-type="string">
            <text:p>2 dose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o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A Marks. TJ Halpin TJ. WA Orenstein</text:p>
          </table:table-cell>
          <table:table-cell office:value-type="string" calcext:value-type="string">
            <text:p>Measles vaccine efficacy in children previously vaccinated at 12 months of ag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ediatrics, 62(6):</text:p>
          </table:table-cell>
          <table:table-cell office:value-type="string" calcext:value-type="string">
            <text:p>Epidemiological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DC and Ohio Department of Health</text:p>
          </table:table-cell>
          <table:table-cell office:value-type="float" office:value="71" calcext:value-type="float">
            <text:p>71</text:p>
          </table:table-cell>
          <table:table-cell office:value-type="float" office:value="95.5" calcext:value-type="float">
            <text:p>95.5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<text:a xlink:href="http://pediatrics.aappublications.org.libproxy.ucl.ac.uk/content/62/6/955" xlink:type="simple">http://pediatrics.aappublications.org.libproxy.ucl.ac.uk/content/62/6/955</text:a>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his paper points out that vaccination was moved from 9 months to 12 when it was discovered that low levels of maternal antibodies at 12 months could interfere with efficacy; <text:s/>method of calculation adjusts for vaccinations that occurred during the outbreak; because of the age of study (and they examined people over 20) presumably vaccine given could have varied and single-dose was common. Children with multiple vaccinations were excluded from study; have reported effectiveness in children vaccinated at 12 months of age. Those vaccinated earlier efficacy was lower.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CDC</text:p>
          </table:table-cell>
          <table:table-cell office:value-type="string" calcext:value-type="string">
            <text:p>Measles and rubella monitor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pidemiological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ECDC</text:p>
          </table:table-cell>
          <table:table-cell table:formula="of:=8910+42" office:value-type="float" office:value="8952" calcext:value-type="float">
            <text:p>8952</text:p>
          </table:table-cell>
          <table:table-cell office:value-type="float" office:value="99.9" calcext:value-type="float">
            <text:p>99.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<text:a xlink:href="http://ecdc.europa.eu/en/publications/Publications/measles-rubella-surveillance-oct-2013.pdf" xlink:type="simple">http://ecdc.europa.eu/en/publications/Publications/measles-rubella-surveillance-oct-2013.pdf</text:a>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 calculate an efficacy you need to know the vaccine coverage which this report takes from 2011 WHO data. I used the numbers for percentage with two doses from Germany (85-94); Italy (no data); the Netherlands (77-84%); Romania (85-94) and the UK (85-94) since that's where 94% of cases came from (and the number of patients reflects that I just used two doses v one dose in the efficacy calculation although maybe I should include the one dose and unknown groups but these will only change numbers slightly because those groups are small relative to the unvaccinated). Using 85% coverage vs 94% results in &gt;99% efficacy calculate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G Weldegebriel et al.</text:p>
          </table:table-cell>
          <table:table-cell office:value-type="string" calcext:value-type="string">
            <text:p>Measles Resurgence Following a Nationwide Measles Vaccination Campaign in Nigeria 2005–20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ournal of Infectious Diseases</text:p>
          </table:table-cell>
          <table:table-cell office:value-type="string" calcext:value-type="string">
            <text:p>Epidemiological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WHO and CDC</text:p>
          </table:table-cell>
          <table:table-cell office:value-type="float" office:value="9510" calcext:value-type="float">
            <text:p>9510</text:p>
          </table:table-cell>
          <table:table-cell table:formula="of:=(71.5/32-28.5/68)/(71.5/32)*100" office:value-type="float" office:value="81.2422871246401" calcext:value-type="float">
            <text:p>81.2422871246401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<text:a xlink:href="http://jid.oxfordjournals.org/content/204/suppl_1/S226.full" xlink:type="simple">http://jid.oxfordjournals.org/content/204/suppl_1/S226.full</text:a>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ecause of low coverage and outbreaks Nigeria vaccinated starting at 9 months as part of a catch-up campaign beginning in 2005. Effectiveness is known to be lower at this age than at 12 months. Coverage varies widely by stat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J Luquero et al.</text:p>
          </table:table-cell>
          <table:table-cell office:value-type="string" calcext:value-type="string">
            <text:p>A Long-Lasting Measles Epidemic in Maroua Cameroon 2008–2009: Mass Vaccination as Response to the Epidemic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ournal of Infectious Diseases</text:p>
          </table:table-cell>
          <table:table-cell office:value-type="string" calcext:value-type="string">
            <text:p>Case-control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WHO and MSF</text:p>
          </table:table-cell>
          <table:table-cell office:value-type="float" office:value="2963" calcext:value-type="float">
            <text:p>2963</text:p>
          </table:table-cell>
          <table:table-cell office:value-type="float" office:value="94" calcext:value-type="float">
            <text:p>94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<text:a xlink:href="http://jid.oxfordjournals.org/content/204/suppl_1/S243.full" xlink:type="simple">http://jid.oxfordjournals.org/content/204/suppl_1/S243.full</text:a>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tudy done as part of an outbreak in Maroua area; found high measles incidence in regions with 71% coverage and lower incidence where 84% coverage. Following outbreak response immunization program coverage was &gt;90% and incidence decreased rapidly. <text:s/>Reported in special journal supplement sponsored by WHO. They report the vaccine effectiveness at 3 stages during and after outbreak and get 96; 98 and 94%, which agree within error. Not all measles cases could be serologically confirmed so may be over-reporte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 Sugerman et al.</text:p>
          </table:table-cell>
          <table:table-cell office:value-type="string" calcext:value-type="string">
            <text:p>Preplanned National Measles Vaccination Campaign at the Beginning of a Measles Outbreak—Sierra Leone; 2009–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ournal of Infectious Diseases</text:p>
          </table:table-cell>
          <table:table-cell office:value-type="string" calcext:value-type="string">
            <text:p>Epidemiological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DC; WHO UNICEF</text:p>
          </table:table-cell>
          <table:table-cell office:value-type="float" office:value="424" calcext:value-type="float">
            <text:p>424</text:p>
          </table:table-cell>
          <table:table-cell office:value-type="float" office:value="74" calcext:value-type="float">
            <text:p>74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<text:a xlink:href="http://jid.oxfordjournals.org/content/204/suppl_1/S260.full" xlink:type="simple">http://jid.oxfordjournals.org/content/204/suppl_1/S260.full</text:a>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ue to low coverage and case rates, Sierra Leone vaccinates children &lt;12 months, when antibodies can interfere with long-term immunity. Thus children who received only one dose early in life may account for the lower efficacy. Following the largest measles outbreak in a decade; part of a journal supplement sponsored by CDC. Proportion population vaccinated was calculated from 2004-2008 WHO and UNICEF estimates, assumed to be 68%. Over half of cases had unknown vaccination status and were assumed to be unvaccinate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 Sherrard et al.</text:p>
          </table:table-cell>
          <table:table-cell office:value-type="string" calcext:value-type="string">
            <text:p>Measles surveillance in Canada: 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nada Communicable Disease Report</text:p>
          </table:table-cell>
          <table:table-cell office:value-type="string" calcext:value-type="string">
            <text:p>Epidemiological (outbreak)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PHAC</text:p>
          </table:table-cell>
          <table:table-cell office:value-type="float" office:value="176" calcext:value-type="float">
            <text:p>176</text:p>
          </table:table-cell>
          <table:table-cell office:value-type="float" office:value="99.6" calcext:value-type="float">
            <text:p>99.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http://www.phac-aspc.gc.ca/publicat/ccdr-rmtc/16vol42/dr-rm42-7/assets/pdf/16vol42_7-ar-01-eng.pdf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include one international traveller; most cases from large outbreak in Quebec. 5 infants and 4 adults born pre-1970 were unvaccinated but meet current guidelines as up-to-date. Coverage of 89% taken from 2 year-olds in cNICS. Calculation for 2 vs 0 doses (ten 1-dose cases excluded) https://www.canada.ca/en/public-health/services/publications/healthy-living/vaccine-coverage-canadian-children-highlights-2013-childhood-national-immunization-coverage-survey.html</text:p>
          </table:table-cell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ricella" table:style-name="ta2">
        <table:table-column table:style-name="co1" table:default-cell-style-name="ce1"/>
        <table:table-column table:style-name="co2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nvacc sick</text:p>
          </table:table-cell>
          <table:table-cell office:value-type="string" calcext:value-type="string">
            <text:p>Vacc sick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Efficacy</text:p>
          </table:table-cell>
          <table:table-cell table:number-columns-repeated="1020"/>
        </table:table-row>
        <table:table-row table:style-name="ro4">
          <table:table-cell office:value-type="float" office:value="71.5" calcext:value-type="float">
            <text:p>71.5</text:p>
          </table:table-cell>
          <table:table-cell office:value-type="float" office:value="28.5" calcext:value-type="float">
            <text:p>28.5</text:p>
          </table:table-cell>
          <table:table-cell office:value-type="float" office:value="0.68" calcext:value-type="float">
            <text:p>0.68</text:p>
          </table:table-cell>
          <table:table-cell table:formula="of:=([.A3]/(1-[.C3])-[.B3]/[.C3])/([.A3]/(1-[.C3]))*100" office:value-type="float" office:value="81.2422871246401" calcext:value-type="float">
            <text:p>81.2422871246401</text:p>
          </table:table-cell>
          <table:table-cell table:number-columns-repeated="1020"/>
        </table:table-row>
        <table:table-row table:style-name="ro4">
          <table:table-cell office:value-type="float" office:value="1100" calcext:value-type="float">
            <text:p>1100</text:p>
          </table:table-cell>
          <table:table-cell office:value-type="float" office:value="425" calcext:value-type="float">
            <text:p>425</text:p>
          </table:table-cell>
          <table:table-cell office:value-type="float" office:value="0.46" calcext:value-type="float">
            <text:p>0.46</text:p>
          </table:table-cell>
          <table:table-cell table:formula="of:=([.A4]/(1-[.C4])-[.B4]/[.C4])/([.A4]/(1-[.C4]))*100" office:value-type="float" office:value="54.6442687747036" calcext:value-type="float">
            <text:p>54.6442687747036</text:p>
          </table:table-cell>
          <table:table-cell table:number-columns-repeated="1020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ubella" table:style-name="ta2"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uthor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 Year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Type (case control, epidemiological)</text:p>
          </table:table-cell>
          <table:table-cell office:value-type="string" calcext:value-type="string">
            <text:p>Peer-reviewed</text:p>
          </table:table-cell>
          <table:table-cell office:value-type="string" calcext:value-type="string">
            <text:p>Retrospective</text:p>
          </table:table-cell>
          <table:table-cell office:value-type="string" calcext:value-type="string">
            <text:p>Drug Company Connections</text:p>
          </table:table-cell>
          <table:table-cell office:value-type="string" calcext:value-type="string">
            <text:p>Government Funded?</text:p>
          </table:table-cell>
          <table:table-cell office:value-type="string" calcext:value-type="string">
            <text:p>Number of participants</text:p>
          </table:table-cell>
          <table:table-cell office:value-type="string" calcext:value-type="string">
            <text:p>Efficacy (of schedule at time of publication. See one dose v two category for more info)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Number dose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otes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ECDC</text:p>
          </table:table-cell>
          <table:table-cell office:value-type="string" calcext:value-type="string">
            <text:p>Measles and rubella monitor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pidemiolog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CDC</text:p>
          </table:table-cell>
          <table:table-cell table:formula="of:=23813+577" office:value-type="float" office:value="24390" calcext:value-type="float">
            <text:p>24390</text:p>
          </table:table-cell>
          <table:table-cell table:formula="of:=(23813/15-577/85)/(23813/15)*100" office:value-type="float" office:value="99.5724036055442" calcext:value-type="float">
            <text:p>99.5724036055442</text:p>
          </table:table-cell>
          <table:table-cell office:value-type="string" calcext:value-type="string">
            <text:p>Undecla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ecdc.europa.eu/en/publications/Publications/measles-rubella-surveillance-oct-2013.pdf" xlink:type="simple">http://ecdc.europa.eu/en/publications/Publications/measles-rubella-surveillance-oct-2013.pdf</text:a></text:p>
          </table:table-cell>
          <table:table-cell office:value-type="string" calcext:value-type="string">
            <text:p>Europe (30 EU countries, but mostly Poland)</text:p>
          </table:table-cell>
          <table:table-cell office:value-type="string" calcext:value-type="string">
            <text:p>To calculate an efficacy, you need to know the vaccine coverage, which this report takes from 2011 WHO data. I used the numbers for percentage with two doses from Poland (85-99%) where 99% of cases were from (and the number of patients reflects that I just used two doses v one dose in the efficacy calculation although maybe I should include the one dose and unknown groups, but these will only change numbers slightly because those groups are small relative to the unvaccinated). Note that &lt;1% cases were lab-confirmed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Zimmerman L, et al.</text:p>
          </table:table-cell>
          <table:table-cell office:value-type="string" calcext:value-type="string">
            <text:p>Toward Rubella Elimination in Poland: Need for Supplemental Immunization Activities, Enhanced Surveillance, and Further Integration with Measles Elimination Effort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he Journal of Infectious Diseases</text:p>
          </table:table-cell>
          <table:table-cell office:value-type="string" calcext:value-type="string">
            <text:p>Epidemiologic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 author has accepted funding for research purposes from GSK Biologicals for a study of pertussis epidemiology in Poland.</text:p>
          </table:table-cell>
          <table:table-cell office:value-type="string" calcext:value-type="string">
            <text:p>CDC, Polish National Institute of Public Health, Polish Epidemiology Station, WHO; supplement in which article appeared was sponsored by CDC</text:p>
          </table:table-cell>
          <table:table-cell office:value-type="float" office:value="400" calcext:value-type="float">
            <text:p>400</text:p>
          </table:table-cell>
          <table:table-cell table:formula="of:=(375+0.95*25-0.05*25)/(375+0.95*25)*100" office:value-type="float" office:value="99.6865203761756" calcext:value-type="float">
            <text:p>99.6865203761756</text:p>
          </table:table-cell>
          <table:table-cell office:value-type="string" calcext:value-type="string">
            <text:p>Various and age-dependent; 2-dose MMR has been used since 2005, but single-dose regimens and monovalent vaccines with various age-recommendations were used prior to this</text:p>
          </table:table-cell>
          <table:table-cell office:value-type="string" calcext:value-type="string">
            <text:p>1; 2</text:p>
          </table:table-cell>
          <table:table-cell office:value-type="string" calcext:value-type="string">
            <text:p><text:a xlink:href="http://jid.oxfordjournals.org/content/204/suppl_1/S389.full" xlink:type="simple">http://jid.oxfordjournals.org/content/204/suppl_1/S389.full</text:a>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Data are from 2003-2008; They don't give national average vaccine coverage, only for girls at 15 or children under 3 for later years (because those are where it's on the schedule) so instead I took the graph of 2007 incidence by birth year and looked at the incidence in girls born in 1992 (~25) of whom 95% were vaccinated and boys born that year, who were not regularly vaccinated (~375). This assumes none of the boys were vaccinated and there is no preference for rubella infecting girls vs boys.</text:p>
          </table:table-cell>
          <table:table-cell table:number-columns-repeated="1008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$Build-2</meta:generator>
    <meta:initial-creator>Colleen </meta:initial-creator>
    <meta:creation-date>2016-01-03T09:26:57Z</meta:creation-date>
    <dc:date>2017-03-18T17:07:10.793339772</dc:date>
    <meta:editing-cycles>73</meta:editing-cycles>
    <meta:editing-duration>PT17H36M51S</meta:editing-duration>
    <meta:document-statistic meta:table-count="4" meta:cell-count="172" meta:object-count="0"/>
  </office:meta>
</office:document-meta>
</file>